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1" svg:font-family="'DejaVu Sans Mono'"/>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8514in" table:align="margins"/>
    </style:style>
    <style:style style:name="Table1.A" style:family="table-column">
      <style:table-column-properties style:column-width="1.9618in" style:rel-column-width="2825*"/>
    </style:style>
    <style:style style:name="Table1.B" style:family="table-column">
      <style:table-column-properties style:column-width="1.9632in" style:rel-column-width="2827*"/>
    </style:style>
    <style:style style:name="Table1.C" style:family="table-column">
      <style:table-column-properties style:column-width="0.5993in" style:rel-column-width="863*"/>
    </style:style>
    <style:style style:name="Table1.D" style:family="table-column">
      <style:table-column-properties style:column-width="3.3271in" style:rel-column-width="479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7.8514in" table:align="margins"/>
    </style:style>
    <style:style style:name="Table2.A" style:family="table-column">
      <style:table-column-properties style:column-width="1.9625in" style:rel-column-width="16380*"/>
    </style:style>
    <style:style style:name="Table2.B" style:family="table-column">
      <style:table-column-properties style:column-width="1.9632in" style:rel-column-width="16386*"/>
    </style:style>
    <style:style style:name="Table2.C" style:family="table-column">
      <style:table-column-properties style:column-width="0.5993in" style:rel-column-width="5002*"/>
    </style:style>
    <style:style style:name="Table2.D" style:family="table-column">
      <style:table-column-properties style:column-width="3.3264in" style:rel-column-width="2776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7.8514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9625in" style:rel-column-width="16380*"/>
    </style:style>
    <style:style style:name="Table3.B" style:family="table-column">
      <style:table-column-properties style:column-width="1.9632in" style:rel-column-width="16386*"/>
    </style:style>
    <style:style style:name="Table3.C" style:family="table-column">
      <style:table-column-properties style:column-width="0.5993in" style:rel-column-width="5002*"/>
    </style:style>
    <style:style style:name="Table3.D" style:family="table-column">
      <style:table-column-properties style:column-width="3.3264in" style:rel-column-width="27767*"/>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transparent" fo:padding="0.0382in" fo:border-left="0.0007in solid #000000" fo:border-right="none" fo:border-top="0.0007in solid #000000" fo:border-bottom="0.0007in solid #000000" style:writing-mode="page">
        <style:background-image/>
      </style:table-cell-properties>
    </style:style>
    <style:style style:name="Table3.D1" style:family="table-cell">
      <style:table-cell-properties style:vertical-align="" fo:background-color="transparent" fo:padding="0.0382in" fo:border="0.0007in solid #000000" style:writing-mode="page">
        <style:background-image/>
      </style:table-cell-properties>
    </style:style>
    <style:style style:name="Table3.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3.D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D3" style:family="table-cell">
      <style:table-cell-properties fo:padding="0.0382in" fo:border-left="0.0007in solid #000000" fo:border-right="0.0007in solid #000000" fo:border-top="none" fo:border-bottom="0.0007in solid #000000"/>
    </style:style>
    <style:style style:name="Table4" style:family="table">
      <style:table-properties style:width="7.8514in" table:align="margins"/>
    </style:style>
    <style:style style:name="Table4.A" style:family="table-column">
      <style:table-column-properties style:column-width="1.9625in" style:rel-column-width="16380*"/>
    </style:style>
    <style:style style:name="Table4.B" style:family="table-column">
      <style:table-column-properties style:column-width="1.9632in" style:rel-column-width="16386*"/>
    </style:style>
    <style:style style:name="Table4.C" style:family="table-column">
      <style:table-column-properties style:column-width="0.6285in" style:rel-column-width="5245*"/>
    </style:style>
    <style:style style:name="Table4.D" style:family="table-column">
      <style:table-column-properties style:column-width="3.2972in" style:rel-column-width="27524*"/>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7.8514in" table:align="margins"/>
    </style:style>
    <style:style style:name="Table5.A" style:family="table-column">
      <style:table-column-properties style:column-width="1.9625in" style:rel-column-width="2826*"/>
    </style:style>
    <style:style style:name="Table5.C" style:family="table-column">
      <style:table-column-properties style:column-width="0.6194in" style:rel-column-width="892*"/>
    </style:style>
    <style:style style:name="Table5.D" style:family="table-column">
      <style:table-column-properties style:column-width="3.3069in" style:rel-column-width="4762*"/>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14pt" style:font-size-asian="14pt" style:font-size-complex="14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master-page-name="">
      <style:paragraph-properties fo:margin-left="0.0201in" fo:margin-right="0in" fo:text-indent="0.2374in" style:auto-text-indent="false" style:page-number="auto"/>
      <style:text-properties fo:font-size="14pt" style:font-size-asian="14pt" style:font-size-complex="14pt"/>
    </style:style>
    <style:style style:name="P6" style:family="paragraph" style:parent-style-name="Standard">
      <style:paragraph-properties fo:margin-left="0.0201in" fo:margin-right="0in" fo:text-indent="0.2374in" style:auto-text-indent="false"/>
      <style:text-properties fo:font-size="14pt" style:font-size-asian="14pt" style:font-size-complex="14pt"/>
    </style:style>
    <style:style style:name="P7" style:family="paragraph" style:parent-style-name="Standard">
      <style:paragraph-properties fo:margin-left="0.0201in" fo:margin-right="0in" fo:text-indent="0.2374in" style:auto-text-indent="false"/>
      <style:text-properties fo:font-size="14pt" fo:font-style="italic" style:font-size-asian="14pt" style:font-style-asian="italic" style:font-size-complex="14pt" style:font-style-complex="italic"/>
    </style:style>
    <style:style style:name="P8" style:family="paragraph" style:parent-style-name="Standard">
      <style:paragraph-properties fo:margin-left="0.0201in" fo:margin-right="0in" fo:text-indent="0.2374in" style:auto-text-indent="false"/>
      <style:text-properties fo:font-size="14pt" fo:font-style="normal" style:font-size-asian="14pt" style:font-style-asian="normal" style:font-size-complex="14pt" style:font-style-complex="normal"/>
    </style:style>
    <style:style style:name="P9" style:family="paragraph" style:parent-style-name="Standard">
      <style:paragraph-properties fo:margin-left="0.0201in" fo:margin-right="0in" fo:text-indent="0.2374in" style:auto-text-indent="false"/>
      <style:text-properties fo:font-size="14pt" fo:font-weight="bold" style:font-size-asian="14pt" style:font-weight-asian="bold" style:font-size-complex="14pt" style:font-weight-complex="bold"/>
    </style:style>
    <style:style style:name="P10" style:family="paragraph" style:parent-style-name="Table_20_Contents">
      <style:text-properties fo:font-size="14pt" style:font-size-asian="14pt" style:font-size-complex="14pt"/>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list-style-name="L1">
      <style:text-properties fo:font-size="14pt" style:font-size-asian="14pt" style:font-size-complex="14pt"/>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fo:margin-left="0.0201in" fo:margin-right="0in" fo:text-indent="0.2374in" style:auto-text-indent="false"/>
    </style:style>
    <style:style style:name="P15" style:family="paragraph" style:parent-style-name="Standard">
      <style:paragraph-properties fo:margin-left="0.0201in" fo:margin-right="0in" fo:text-indent="0.2374in" style:auto-text-indent="false"/>
      <style:text-properties fo:font-size="14pt" fo:font-style="normal" style:font-size-asian="14pt" style:font-style-asian="normal" style:font-size-complex="14pt" style:font-style-complex="normal"/>
    </style:style>
    <style:style style:name="P16" style:family="paragraph" style:parent-style-name="Standard">
      <style:paragraph-properties fo:margin-left="0.0201in" fo:margin-right="0in" fo:text-indent="0.2374in" style:auto-text-indent="false"/>
      <style:text-properties fo:font-size="14pt" fo:font-weight="bold" style:font-size-asian="14pt" style:font-weight-asian="bold" style:font-size-complex="14pt" style:font-weight-complex="bold"/>
    </style:style>
    <style:style style:name="P17" style:family="paragraph" style:parent-style-name="Standard">
      <style:paragraph-properties fo:margin-left="0.0201in" fo:margin-right="0in" fo:text-indent="0.2374in" style:auto-text-indent="false"/>
      <style:text-properties fo:font-size="14pt" style:font-size-asian="14pt" style:font-size-complex="14pt"/>
    </style:style>
    <style:style style:name="P18" style:family="paragraph" style:parent-style-name="Standard">
      <style:paragraph-properties fo:margin-left="0.0201in" fo:margin-right="0in" fo:text-align="center" style:justify-single-word="false" fo:text-indent="0.2374in" style:auto-text-indent="false"/>
      <style:text-properties fo:font-size="14pt" style:font-size-asian="14pt" style:font-size-complex="14pt"/>
    </style:style>
    <style:style style:name="P19" style:family="paragraph" style:parent-style-name="Standard">
      <style:paragraph-properties fo:margin-left="0.0201in" fo:margin-right="0in" fo:text-align="center" style:justify-single-word="false" fo:text-indent="0.2374in" style:auto-text-indent="false"/>
      <style:text-properties fo:font-size="12pt" fo:font-style="italic" style:font-size-asian="12pt" style:font-style-asian="italic" style:font-size-complex="12pt" style:font-style-complex="italic"/>
    </style:style>
    <style:style style:name="P20" style:family="paragraph" style:parent-style-name="Standard">
      <style:paragraph-properties fo:margin-left="0.0201in" fo:margin-right="0in" fo:text-align="start" style:justify-single-word="false" fo:text-indent="0.2374in" style:auto-text-indent="false"/>
      <style:text-properties fo:font-size="12pt" fo:font-style="italic" style:font-size-asian="12pt" style:font-style-asian="italic" style:font-size-complex="12pt" style:font-style-complex="italic"/>
    </style:style>
    <style:style style:name="P21" style:family="paragraph" style:parent-style-name="Standard">
      <style:paragraph-properties fo:margin-left="0.0201in" fo:margin-right="0in" fo:text-indent="0.2374in" style:auto-text-indent="false"/>
      <style:text-properties fo:font-size="12pt" fo:font-style="normal" style:font-size-asian="12pt" style:font-style-asian="normal" style:font-size-complex="12pt" style:font-style-complex="normal"/>
    </style:style>
    <style:style style:name="P22" style:family="paragraph" style:parent-style-name="Standard">
      <style:paragraph-properties fo:margin-left="0.0201in" fo:margin-right="0in" fo:text-indent="0.2374in" style:auto-text-indent="false"/>
      <style:text-properties fo:color="#800000" style:font-name="DejaVu Sans Mono1" fo:font-size="10pt" fo:font-style="normal" style:font-size-asian="10pt" style:font-style-asian="normal" style:font-size-complex="10pt" style:font-style-complex="normal"/>
    </style:style>
    <style:style style:name="P23" style:family="paragraph" style:parent-style-name="Standard">
      <style:paragraph-properties fo:margin-left="0.0201in" fo:margin-right="0in" fo:text-align="start" style:justify-single-word="false" fo:text-indent="0in" style:auto-text-indent="false"/>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size-complex="12pt"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1.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2.279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201in" fo:text-indent="-0.25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тчет о разработке базы данных дополнительных выплат сотрудникам больницы и программы для управления это базой данных</text:p>
      <text:p text:style-name="P2"/>
      <text:p text:style-name="P4">1. Постановка задачи </text:p>
      <text:p text:style-name="P5">Целью реализуемого проекта является учет оплаты услуг и рассчет дополнительных выплат сотрудникам больницы в соответствии с оказанными ими услугами. </text:p>
      <text:p text:style-name="P6">Услуги характерезуются ИН услуги (идентификационный номер услуги), <text:s/>ценой и распределением оплаты между сотрудниками; сотрудники — ИН сотрудника, ФИО и должностью; клиенты — <text:s/>ИН клиента, ФИО; оказанные услуги — датой, ИН услуги, ИН клиента.</text:p>
      <text:p text:style-name="P6">Основной функциональной задачей является рассчет выплат сотрудникам (за месяц, произвольный период, <text:s/>с разделением по услугам, общую сумму для заданного работникад) и дополнительной информации об оплате (рейтинг услуг, средний доход с клиента за период).</text:p>
      <text:p text:style-name="P6"/>
      <text:p text:style-name="P4">2. Требования к системе </text:p>
      <text:p text:style-name="P6">Для работы программы требуется компьютер с установленной JVM (Java Virtual Machine) версии 8 или более поздней. Так же требуется запущенный сервер MySQL Server с импортированной в него базой данных hospital_db.mvb.</text:p>
      <text:p text:style-name="P6">Для обеспечения подключения программы к серверу необходимо произвести конфигурацию файла настроек settings.cfg, который должен иметь вид:</text:p>
      <text:p text:style-name="P7">адрес сервера:порт/дополнительные параметры</text:p>
      <text:p text:style-name="P7">логин пользователя</text:p>
      <text:p text:style-name="P7">пароль пользователя</text:p>
      <text:p text:style-name="P8">Подробнее о дополнительных параметрах можно узнать из докментации к MySQL Server.</text:p>
      <text:p text:style-name="P8">В случае, если программа и сервер запущены в одной системе (локально), settings.cfg может быть таким:</text:p>
      <text:p text:style-name="P7">jdbc:mysql://localhost/hospital_db?serverTimezone=Europe/Moscow&amp;useSSL=false </text:p>
      <text:p text:style-name="P7">root </text:p>
      <text:p text:style-name="P7">quick </text:p>
      <text:p text:style-name="P3"/>
      <text:p text:style-name="P4">3. Входные и выходные документы </text:p>
      <text:p text:style-name="P8">В качестве основного документа предполагается чек об оплате услуги, содержащий дату, ИН услуги, ИН клиента (или ФИО клиента, если он отсутствует в базе данных). Так же, для добовления сотрудников и услуг могут использоваться соответствующие документы.</text:p>
      <text:p text:style-name="P8"/>
      <text:p text:style-name="P4">4. Выбор СУБД и среды разработки </text:p>
      <text:p text:style-name="P8">Для разработки базы данных была использована программа MySQL Workbench, упрозающий разработку баз данных и импортирование их на сервер. </text:p>
      <text:p text:style-name="P8">Разработка программы для пользовательского взаимодействия с базой данных был использован язык Java 8, а так же библиотека JavaFX, предоставляющая инструментарий для разработки графических интерфейсов.</text:p>
      <text:p text:style-name="P8"/>
      <text:p text:style-name="P4">5. Схема базы данных </text:p>
      <text:p text:style-name="P6">База данных состоит из пяти таблиц:</text:p>
      <text:list xml:id="list5261445413920314022" text:style-name="L1">
        <text:list-item>
          <text:p text:style-name="P12">clients — содержит информацию о клиентах</text:p>
        </text:list-item>
        <text:list-item>
          <text:p text:style-name="P12">staff — содержит информацию о сотрудниках</text:p>
        </text:list-item>
        <text:list-item>
          <text:p text:style-name="P12">services <text:s/>— содержит информацию об услугах</text:p>
        </text:list-item>
        <text:list-item>
          <text:p text:style-name="P12">money_distribution — содержит информацию о распределении выплат между сотрудниками</text:p>
        </text:list-item>
        <text:list-item>
          <text:p text:style-name="P12">provided_services — содержит информацию об оказанных услугах</text:p>
        </text:list-item>
      </text:list>
      <text:p text:style-name="P6"><text:soft-page-break/>Данные таблицы имеют следующую структуру:</text:p>
      <text:p text:style-name="P9">clien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Имя поля</text:p>
          </table:table-cell>
          <table:table-cell table:style-name="Table1.A1" office:value-type="string">
            <text:p text:style-name="P1">Характеристики</text:p>
          </table:table-cell>
          <table:table-cell table:style-name="Table1.A1" office:value-type="string">
            <text:p text:style-name="P1">Ключ</text:p>
          </table:table-cell>
          <table:table-cell table:style-name="Table1.D1" office:value-type="string">
            <text:p text:style-name="P1">Описание</text:p>
          </table:table-cell>
        </table:table-row>
        <table:table-row>
          <table:table-cell table:style-name="Table1.A2" office:value-type="string">
            <text:p text:style-name="P1">ИН_клиента</text:p>
          </table:table-cell>
          <table:table-cell table:style-name="Table1.A2" office:value-type="string">
            <text:p text:style-name="P1">MEDIUMINT(9)</text:p>
          </table:table-cell>
          <table:table-cell table:style-name="Table1.A2" office:value-type="string">
            <text:p text:style-name="P1">+</text:p>
          </table:table-cell>
          <table:table-cell table:style-name="Table1.D2" office:value-type="string">
            <text:p text:style-name="P1">Идентификационный номер клиента</text:p>
          </table:table-cell>
        </table:table-row>
        <table:table-row>
          <table:table-cell table:style-name="Table1.A2" office:value-type="string">
            <text:p text:style-name="P1">Фамилия</text:p>
          </table:table-cell>
          <table:table-cell table:style-name="Table1.A2" office:value-type="string">
            <text:p text:style-name="P1">VARCHAR(45)</text:p>
          </table:table-cell>
          <table:table-cell table:style-name="Table1.A2" office:value-type="string">
            <text:p text:style-name="P1"/>
          </table:table-cell>
          <table:table-cell table:style-name="Table1.D2" office:value-type="string">
            <text:p text:style-name="P1">Фамилия клиента</text:p>
          </table:table-cell>
        </table:table-row>
        <table:table-row>
          <table:table-cell table:style-name="Table1.A2" office:value-type="string">
            <text:p text:style-name="P1">Имя</text:p>
          </table:table-cell>
          <table:table-cell table:style-name="Table1.A2" office:value-type="string">
            <text:p text:style-name="P1">VARCHAR(45)</text:p>
          </table:table-cell>
          <table:table-cell table:style-name="Table1.A2" office:value-type="string">
            <text:p text:style-name="P1"/>
          </table:table-cell>
          <table:table-cell table:style-name="Table1.D2" office:value-type="string">
            <text:p text:style-name="P1">Имя клиента</text:p>
          </table:table-cell>
        </table:table-row>
        <table:table-row>
          <table:table-cell table:style-name="Table1.A2" office:value-type="string">
            <text:p text:style-name="P1">Отчество</text:p>
          </table:table-cell>
          <table:table-cell table:style-name="Table1.A2" office:value-type="string">
            <text:p text:style-name="P1">VARCHAR(45)</text:p>
          </table:table-cell>
          <table:table-cell table:style-name="Table1.A2" office:value-type="string">
            <text:p text:style-name="P1"/>
          </table:table-cell>
          <table:table-cell table:style-name="Table1.D2" office:value-type="string">
            <text:p text:style-name="P1">Отчество клиента</text:p>
          </table:table-cell>
        </table:table-row>
      </table:table>
      <text:p text:style-name="P6"/>
      <text:p text:style-name="P9">sta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Имя поля</text:p>
          </table:table-cell>
          <table:table-cell table:style-name="Table2.A1" office:value-type="string">
            <text:p text:style-name="P1">Характеристики</text:p>
          </table:table-cell>
          <table:table-cell table:style-name="Table2.A1" office:value-type="string">
            <text:p text:style-name="P1">Ключ</text:p>
          </table:table-cell>
          <table:table-cell table:style-name="Table2.D1" office:value-type="string">
            <text:p text:style-name="P1">Описание</text:p>
          </table:table-cell>
        </table:table-row>
        <table:table-row>
          <table:table-cell table:style-name="Table2.A2" office:value-type="string">
            <text:p text:style-name="P1">ИН_сотрудника</text:p>
          </table:table-cell>
          <table:table-cell table:style-name="Table2.A2" office:value-type="string">
            <text:p text:style-name="P1">MEDIUMINT(9)</text:p>
          </table:table-cell>
          <table:table-cell table:style-name="Table2.A2" office:value-type="string">
            <text:p text:style-name="P1">+</text:p>
          </table:table-cell>
          <table:table-cell table:style-name="Table2.D2" office:value-type="string">
            <text:p text:style-name="P1">Идентификационный номер сотрудника</text:p>
          </table:table-cell>
        </table:table-row>
        <table:table-row>
          <table:table-cell table:style-name="Table2.A2" office:value-type="string">
            <text:p text:style-name="P1">Фамилия</text:p>
          </table:table-cell>
          <table:table-cell table:style-name="Table2.A2" office:value-type="string">
            <text:p text:style-name="P1">VARCHAR(45)</text:p>
          </table:table-cell>
          <table:table-cell table:style-name="Table2.A2" office:value-type="string">
            <text:p text:style-name="P1"/>
          </table:table-cell>
          <table:table-cell table:style-name="Table2.D2" office:value-type="string">
            <text:p text:style-name="P1">Фамилия сотрудника</text:p>
          </table:table-cell>
        </table:table-row>
        <table:table-row>
          <table:table-cell table:style-name="Table2.A2" office:value-type="string">
            <text:p text:style-name="P1">Имя</text:p>
          </table:table-cell>
          <table:table-cell table:style-name="Table2.A2" office:value-type="string">
            <text:p text:style-name="P1">VARCHAR(45)</text:p>
          </table:table-cell>
          <table:table-cell table:style-name="Table2.A2" office:value-type="string">
            <text:p text:style-name="P1"/>
          </table:table-cell>
          <table:table-cell table:style-name="Table2.D2" office:value-type="string">
            <text:p text:style-name="P1">Имя сотрудника</text:p>
          </table:table-cell>
        </table:table-row>
        <table:table-row>
          <table:table-cell table:style-name="Table2.A2" office:value-type="string">
            <text:p text:style-name="P1">Отчество</text:p>
          </table:table-cell>
          <table:table-cell table:style-name="Table2.A2" office:value-type="string">
            <text:p text:style-name="P1">VARCHAR(45)</text:p>
          </table:table-cell>
          <table:table-cell table:style-name="Table2.A2" office:value-type="string">
            <text:p text:style-name="P1"/>
          </table:table-cell>
          <table:table-cell table:style-name="Table2.D2" office:value-type="string">
            <text:p text:style-name="P1">Отчество сотрудника</text:p>
          </table:table-cell>
        </table:table-row>
        <table:table-row>
          <table:table-cell table:style-name="Table2.A2" office:value-type="string">
            <text:p text:style-name="P1">Должность</text:p>
          </table:table-cell>
          <table:table-cell table:style-name="Table2.A2" office:value-type="string">
            <text:p text:style-name="P1">VARCHAR(100)</text:p>
          </table:table-cell>
          <table:table-cell table:style-name="Table2.A2" office:value-type="string">
            <text:p text:style-name="P1"/>
          </table:table-cell>
          <table:table-cell table:style-name="Table2.D2" office:value-type="string">
            <text:p text:style-name="P1">Должность</text:p>
          </table:table-cell>
        </table:table-row>
      </table:table>
      <text:p text:style-name="P9"/>
      <text:p text:style-name="P9">servi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Имя поля</text:p>
          </table:table-cell>
          <table:table-cell table:style-name="Table3.A1" office:value-type="string">
            <text:p text:style-name="P1">Характеристики</text:p>
          </table:table-cell>
          <table:table-cell table:style-name="Table3.A1" office:value-type="string">
            <text:p text:style-name="P1">Ключ</text:p>
          </table:table-cell>
          <table:table-cell table:style-name="Table3.D1" office:value-type="string">
            <text:p text:style-name="P1">Описание</text:p>
          </table:table-cell>
        </table:table-row>
        <table:table-row table:style-name="Table3.1">
          <table:table-cell table:style-name="Table3.A2" office:value-type="string">
            <text:p text:style-name="P1">ИН_услуги</text:p>
          </table:table-cell>
          <table:table-cell table:style-name="Table3.A2" office:value-type="string">
            <text:p text:style-name="P1">MEDIUMINT(9)</text:p>
          </table:table-cell>
          <table:table-cell table:style-name="Table3.A2" office:value-type="string">
            <text:p text:style-name="P1">+</text:p>
          </table:table-cell>
          <table:table-cell table:style-name="Table3.D2" office:value-type="string">
            <text:p text:style-name="P1">Идентификационный номер услуги</text:p>
          </table:table-cell>
        </table:table-row>
        <table:table-row>
          <table:table-cell table:style-name="Table3.A3" office:value-type="string">
            <text:p text:style-name="P1">Название_услуги</text:p>
          </table:table-cell>
          <table:table-cell table:style-name="Table3.A3" office:value-type="string">
            <text:p text:style-name="P1">VARCHAR(100)</text:p>
          </table:table-cell>
          <table:table-cell table:style-name="Table3.A3" office:value-type="string">
            <text:p text:style-name="P1"/>
          </table:table-cell>
          <table:table-cell table:style-name="Table3.D3" office:value-type="string">
            <text:p text:style-name="P1">Название услуги</text:p>
          </table:table-cell>
        </table:table-row>
        <table:table-row>
          <table:table-cell table:style-name="Table3.A3" office:value-type="string">
            <text:p text:style-name="P1">Цена</text:p>
          </table:table-cell>
          <table:table-cell table:style-name="Table3.A3" office:value-type="string">
            <text:p text:style-name="P1">DECIMAL(14,2)</text:p>
          </table:table-cell>
          <table:table-cell table:style-name="Table3.A3" office:value-type="string">
            <text:p text:style-name="P1"/>
          </table:table-cell>
          <table:table-cell table:style-name="Table3.D3" office:value-type="string">
            <text:p text:style-name="P1">Стоимость услуги</text:p>
          </table:table-cell>
        </table:table-row>
      </table:table>
      <text:p text:style-name="P9"/>
      <text:p text:style-name="P9">money_distributio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Имя поля</text:p>
          </table:table-cell>
          <table:table-cell table:style-name="Table4.A1" office:value-type="string">
            <text:p text:style-name="P1">Характеристики</text:p>
          </table:table-cell>
          <table:table-cell table:style-name="Table4.A1" office:value-type="string">
            <text:p text:style-name="P1">Ключ</text:p>
          </table:table-cell>
          <table:table-cell table:style-name="Table4.D1" office:value-type="string">
            <text:p text:style-name="P1">Описание</text:p>
          </table:table-cell>
        </table:table-row>
        <table:table-row>
          <table:table-cell table:style-name="Table4.A2" office:value-type="string">
            <text:p text:style-name="P1">ИН_сотрудника</text:p>
          </table:table-cell>
          <table:table-cell table:style-name="Table4.A2" office:value-type="string">
            <text:p text:style-name="P1">MEDIUMINT(9)</text:p>
          </table:table-cell>
          <table:table-cell table:style-name="Table4.A2" office:value-type="string">
            <text:p text:style-name="P1">+</text:p>
          </table:table-cell>
          <table:table-cell table:style-name="Table4.D2" office:value-type="string">
            <text:p text:style-name="P1">Идентификационный номер сотрудника</text:p>
          </table:table-cell>
        </table:table-row>
        <table:table-row>
          <table:table-cell table:style-name="Table4.A2" office:value-type="string">
            <text:p text:style-name="P1">ИН_услуги</text:p>
          </table:table-cell>
          <table:table-cell table:style-name="Table4.A2" office:value-type="string">
            <text:p text:style-name="P1">MEDIUMINT(9)</text:p>
          </table:table-cell>
          <table:table-cell table:style-name="Table4.A2" office:value-type="string">
            <text:p text:style-name="P1">+</text:p>
          </table:table-cell>
          <table:table-cell table:style-name="Table4.D2" office:value-type="string">
            <text:p text:style-name="P1">Идентификационный номер услуги</text:p>
          </table:table-cell>
        </table:table-row>
        <table:table-row>
          <table:table-cell table:style-name="Table4.A2" office:value-type="string">
            <text:p text:style-name="P1">Процент_от_оплаты</text:p>
          </table:table-cell>
          <table:table-cell table:style-name="Table4.A2" office:value-type="string">
            <text:p text:style-name="P1">INT</text:p>
          </table:table-cell>
          <table:table-cell table:style-name="Table4.A2" office:value-type="string">
            <text:p text:style-name="P1"/>
          </table:table-cell>
          <table:table-cell table:style-name="Table4.D2" office:value-type="string">
            <text:p text:style-name="P1">Часть от оплаты услуги, которая начисляется сотруднику за каждую оказанную услугу данного типа, выраженная в %.</text:p>
          </table:table-cell>
        </table:table-row>
      </table:table>
      <text:p text:style-name="P9"/>
      <text:p text:style-name="P9">provided_services</text:p>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1">Имя поля</text:p>
          </table:table-cell>
          <table:table-cell table:style-name="Table5.A1" office:value-type="string">
            <text:p text:style-name="P1">Характеристики</text:p>
          </table:table-cell>
          <table:table-cell table:style-name="Table5.A1" office:value-type="string">
            <text:p text:style-name="P1">Ключ</text:p>
          </table:table-cell>
          <table:table-cell table:style-name="Table5.D1" office:value-type="string">
            <text:p text:style-name="P1">Описание</text:p>
          </table:table-cell>
        </table:table-row>
        <table:table-row>
          <table:table-cell table:style-name="Table5.A2" office:value-type="string">
            <text:p text:style-name="P1">Дата</text:p>
          </table:table-cell>
          <table:table-cell table:style-name="Table5.A2" office:value-type="string">
            <text:p text:style-name="P1">DATETIME(3)</text:p>
          </table:table-cell>
          <table:table-cell table:style-name="Table5.A2" office:value-type="string">
            <text:p text:style-name="P1">+</text:p>
          </table:table-cell>
          <table:table-cell table:style-name="Table5.D2" office:value-type="string">
            <text:p text:style-name="P1">Дата и время оказания услуги</text:p>
          </table:table-cell>
        </table:table-row>
        <table:table-row>
          <table:table-cell table:style-name="Table5.A2" office:value-type="string">
            <text:p text:style-name="P1">ИН_услуги</text:p>
          </table:table-cell>
          <table:table-cell table:style-name="Table5.A2" office:value-type="string">
            <text:p text:style-name="P1">MEDIUMINT(9)</text:p>
          </table:table-cell>
          <table:table-cell table:style-name="Table5.A2" office:value-type="string">
            <text:p text:style-name="P1"/>
          </table:table-cell>
          <table:table-cell table:style-name="Table5.D2" office:value-type="string">
            <text:p text:style-name="P1">Идентификационный номер услуги</text:p>
          </table:table-cell>
        </table:table-row>
        <table:table-row>
          <table:table-cell table:style-name="Table5.A2" office:value-type="string">
            <text:p text:style-name="P1">ИН_клиента</text:p>
          </table:table-cell>
          <table:table-cell table:style-name="Table5.A2" office:value-type="string">
            <text:p text:style-name="P1">MEDIUMINT(9)</text:p>
          </table:table-cell>
          <table:table-cell table:style-name="Table5.A2" office:value-type="string">
            <text:p text:style-name="P1"/>
          </table:table-cell>
          <table:table-cell table:style-name="Table5.D2" office:value-type="string">
            <text:p text:style-name="P1">Идентификационный номер клиента</text:p>
          </table:table-cell>
        </table:table-row>
      </table:table>
      <text:p text:style-name="P6"/>
      <text:p text:style-name="P6"/>
      <text:p text:style-name="P6"/>
      <text:p text:style-name="P6"/>
      <text:p text:style-name="P6"/>
      <text:p text:style-name="P6"><text:soft-page-break/>Схема связей таблиц изображена на рис. 1.</text:p>
      <text:p text:style-name="P6"/>
      <text:p text:style-name="P18"><draw:frame draw:style-name="fr1" draw:name="graphics1" text:anchor-type="as-char" svg:width="6.5445in" svg:height="3.4752in" draw:z-index="0"><draw:image xlink:href="../Documents/Programming/Java/hospital_db/res/1.png" xlink:type="simple" xlink:show="embed" xlink:actuate="onLoad"/></draw:frame></text:p>
      <text:p text:style-name="P19">Рис. 1. Связи таблиц</text:p>
      <text:p text:style-name="P6"/>
      <text:p text:style-name="P4">6. Пользовательский интерфейс </text:p>
      <text:p text:style-name="P8"/>
      <text:p text:style-name="P6"><text:span text:style-name="T3">При запуске программы открывается основное окно (рис. 2). При его закрытии программа завершает работу. Кроме того, работа программы может быть завершена нажатием на кнопку “Выход” или выбором подпункта “Выход” пункта “Выплаты” основного меню.</text:span></text:p>
      <text:p text:style-name="P6"><text:span text:style-name="T3"/></text:p>
      <text:p text:style-name="P18"><text:span text:style-name="T3"><draw:frame draw:style-name="fr1" draw:name="graphics2" text:anchor-type="as-char" svg:width="6.6138in" svg:height="4.8717in" draw:z-index="1"><draw:image xlink:href="../Documents/Programming/Java/hospital_db/res/2.png" xlink:type="simple" xlink:show="embed" xlink:actuate="onLoad"/></draw:frame></text:span></text:p>
      <text:p text:style-name="P19">Рис. 2. Главное окно приложения</text:p>
      <text:p text:style-name="P6"><text:span text:style-name="T3"/></text:p>
      <text:p text:style-name="P6"><text:span text:style-name="T3"/></text:p>
      <text:p text:style-name="P6"><text:soft-page-break/><text:span text:style-name="T3">В центральной части окна располагается открытая в данный момент таблица. Для удобства использования, таблица отображает не только информацию из находящейся в базе данных таблицы, но некоторую дополнительную информацию. Например, в таблице “Оказанные услуги”, отображены не только дата, ИН услуги и ИН клиента, но и ФИО <text:s/>клиента. </text:span></text:p>
      <text:p text:style-name="P6"><text:span text:style-name="T3">Сверху находится меню, содержащее пункты “Выплаты”, “Доходы”, “Помощь”. Пункты “Выплаты” (рис. 3) и “Доходы” (рис. 4) содержат запросы к базе данных, позволяющие получить соответствующую информацию. Меню “Помощь” (рис. 5) содержит подпункты “Справка”, содержащий данную главу отчета, и “О программе”, содержащий краткое описание программы и данные о разработчике.</text:span></text:p>
      <text:p text:style-name="P23"><text:span text:style-name="T4"><text:s text:c="5"/></text:span><text:span text:style-name="T4"><draw:frame draw:style-name="fr1" draw:name="graphics7" text:anchor-type="as-char" svg:width="2.7925in" svg:height="1.9508in" draw:z-index="5"><draw:image xlink:href="../Documents/Programming/Java/hospital_db/res/3.png" xlink:type="simple" xlink:show="embed" xlink:actuate="onLoad"/></draw:frame></text:span><text:span text:style-name="T4"> <text:s text:c="12"/></text:span><draw:frame draw:style-name="fr2" draw:name="graphics5" text:anchor-type="as-char" svg:width="1.9799in" svg:height="1.139in" draw:z-index="3"><draw:image xlink:href="../Documents/Programming/Java/hospital_db/res/4.png" xlink:type="simple" xlink:show="embed" xlink:actuate="onLoad"/></draw:frame> <text:s text:c="15"/><draw:frame draw:style-name="fr3" draw:name="graphics6" text:anchor-type="as-char" svg:width="1.1098in" svg:height="1.1189in" draw:z-index="4"><draw:image xlink:href="../Documents/Programming/Java/hospital_db/res/5.png" xlink:type="simple" xlink:show="embed" xlink:actuate="onLoad"/></draw:frame></text:p>
      <text:p text:style-name="P20"><text:s text:c="11"/>Рис. 3. Меню “Выплаты” <text:s text:c="28"/>Рис. 4. Меню “Доходы” <text:s text:c="13"/>Рис. 5. Меню “Помощь”</text:p>
      <text:p text:style-name="P19"/>
      <text:p text:style-name="P6"><text:span text:style-name="T3">Слева находится панель, со списком таблиц, позволяющим переключаться между ними.</text:span></text:p>
      <text:p text:style-name="P6"><text:span text:style-name="T3">Снизу находятся кнопки удаления и добавления записей в соответствующую таблицу (кроме таблицы “Распределение выплат”). Для таблицы “Распределение выплат” вместо кнопок удаления и добавления записей предусмотрена кнопка “Изменить распределение”, которая вызывает диалог, позволяющий изменять распределение дополнительных выплат между сотрудниками (рис. 6).</text:span></text:p>
      <text:p text:style-name="P18"><text:span text:style-name="T3"/></text:p>
      <text:p text:style-name="P18"><text:span text:style-name="T3"><draw:frame draw:style-name="fr1" draw:name="graphics3" text:anchor-type="as-char" svg:width="7.0299in" svg:height="5.1882in" draw:z-index="2"><draw:image xlink:href="../Documents/Programming/Java/hospital_db/res/6.png" xlink:type="simple" xlink:show="embed" xlink:actuate="onLoad"/></draw:frame></text:span></text:p>
      <text:p text:style-name="P19">Рис. 6. Диалог изменения распределения выплат</text:p>
      <text:p text:style-name="P13"><text:soft-page-break/><text:span text:style-name="T2">7. Программная реализация </text:span></text:p>
      <text:p text:style-name="P8"><text:span text:style-name="T2"/></text:p>
      <text:p text:style-name="P14"><text:span text:style-name="T1">Разработка программы велась на языке Java 8 с использованием библиотеки JavaFX. Для доступа к базе данных используется MySQL Connector/J, предоставляющий интерфейс, позволяющий отправлять SQL запросы и получать ответ от базы данных. </text:span></text:p>
      <text:p text:style-name="P14"><text:span text:style-name="T1">В качестве примера реализации, приведен код, получающий данные о <text:s/>рейтинге услуг:</text:span></text:p>
      <text:p text:style-name="P22"><text:s text:c="4"/>try {</text:p>
      <text:p text:style-name="P22"><text:s text:c="7"/>Statement statement = connect.createStatement();</text:p>
      <text:p text:style-name="P22"><text:s text:c="7"/>// Выполнить указанный запрос и сохранить результат в переменную result</text:p>
      <text:p text:style-name="P22"><text:s text:c="7"/>ResultSet result = statement.executeQuery(</text:p>
      <text:p text:style-name="P22"><text:s text:c="16"/>"SELECT <text:s/>services.ИН_услуги, services.Название_услуги," + <text:s text:c="53"/></text:p>
      <text:p text:style-name="P22"><text:s text:c="16"/>" SUM(services.Цена) AS Общий_доход" +</text:p>
      <text:p text:style-name="P22"><text:s text:c="16"/>" FROM provided_services LEFT JOIN services" +</text:p>
      <text:p text:style-name="P22"><text:s text:c="16"/>" ON services.ИН_услуги = provided_services.ИН_услуги" +</text:p>
      <text:p text:style-name="P22"><text:s text:c="16"/>" GROUP BY services.ИН_услуги ORDER BY Общий_доход DESC");</text:p>
      <text:p text:style-name="P22"><text:s text:c="7"/>// Отобразить данные из переменной result</text:p>
      <text:p text:style-name="P22"><text:s text:c="7"/>setWorkPanel(result);</text:p>
      <text:p text:style-name="P22"><text:s text:c="4"/>} catch (Exception ex) {</text:p>
      <text:p text:style-name="P22"><text:s text:c="7"/>showNoConnect();</text:p>
      <text:p text:style-name="P22"><text:s text:c="4"/>}</text:p>
      <text:p text:style-name="P21"/>
      <text:p text:style-name="P4">8. Тестирование </text:p>
      <text:p text:style-name="Standard"/>
      <text:p text:style-name="P8">Для тестирования был создан и внесен в базу данных набор тестовых данных. После чего было произведено ручное тестирование реализованных функций, а так же обработки аномальных ситуций (например, отсутствие соединения с базой данных, некоторерктный ввод данных).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1" svg:font-family="'DejaVu Sans Mono'"/>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Noto Serif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erif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39in" fo:margin-bottom="0.1583in" fo:margin-left="0.2181in" fo:margin-right="0.198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23T19:46:10</meta:creation-date>
    <meta:generator>OpenOffice/4.1.5$Unix OpenOffice.org_project/415m1$Build-9789</meta:generator>
    <dc:date>2018-12-24T00:00:09</dc:date>
    <meta:editing-duration>PT1H19M24S</meta:editing-duration>
    <meta:editing-cycles>12</meta:editing-cycles>
    <meta:document-statistic meta:table-count="5" meta:image-count="6" meta:object-count="0" meta:page-count="5" meta:paragraph-count="148" meta:word-count="822" meta:character-count="6631"/>
  </office:meta>
</office:document-meta>
</file>